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4b03" officeooo:paragraph-rsid="000b4b03"/>
    </style:style>
    <style:style style:name="P2" style:family="paragraph" style:parent-style-name="Standard">
      <style:text-properties officeooo:rsid="000b4b03" officeooo:paragraph-rsid="000ef7b8"/>
    </style:style>
    <style:style style:name="P3" style:family="paragraph" style:parent-style-name="Standard">
      <style:text-properties officeooo:paragraph-rsid="000b4b03"/>
    </style:style>
    <style:style style:name="P4" style:family="paragraph" style:parent-style-name="Standard">
      <style:text-properties officeooo:rsid="000d09a3" officeooo:paragraph-rsid="000d09a3"/>
    </style:style>
    <style:style style:name="P5" style:family="paragraph" style:parent-style-name="Standard">
      <style:text-properties officeooo:paragraph-rsid="000d09a3"/>
    </style:style>
    <style:style style:name="P6" style:family="paragraph" style:parent-style-name="Standard">
      <style:text-properties officeooo:rsid="000ef7b8" officeooo:paragraph-rsid="000ef7b8"/>
    </style:style>
    <style:style style:name="T1" style:family="text">
      <style:text-properties fo:font-weight="bold"/>
    </style:style>
    <style:style style:name="T2" style:family="text">
      <style:text-properties fo:language="en" fo:country="US" fo:font-style="italic" fo:font-weight="bold"/>
    </style:style>
    <style:style style:name="T3" style:family="text">
      <style:text-properties fo:language="en" fo:country="US" fo:font-style="italic" fo:font-weight="bold" officeooo:rsid="000b4b03"/>
    </style:style>
    <style:style style:name="T4" style:family="text">
      <style:text-properties fo:language="en" fo:country="US" fo:font-style="italic" fo:font-weight="bold" officeooo:rsid="000d09a3"/>
    </style:style>
    <style:style style:name="T5" style:family="text">
      <style:text-properties officeooo:rsid="000d09a3"/>
    </style:style>
    <style:style style:name="T6" style:family="text">
      <style:text-properties officeooo:rsid="000f6cf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que durable </text:p>
      <text:p text:style-name="P1"/>
      <text:section text:style-name="Sect1" text:name="Section1" text:protected="true">
        <text:section-source xlink:href="../../../../AppData/Local/Temp/greenit.jpg"/>
        <text:p text:style-name="Preformatted_20_Text"/>
      </text:section>
      <text:section text:style-name="Sect1" text:name="Section2" text:protected="true">
        <text:section-source xlink:href="../../../../AppData/Local/Temp/greenit-1.jpg"/>
        <text:p text:style-name="Preformatted_20_Text"/>
      </text:section>
      <text:p text:style-name="P1"/>
      <text:p text:style-name="P1">L'<text:span text:style-name="T1">informatique durable ou informatique verte qui a comme apréviation </text:span><text:span text:style-name="T2">green IT</text:span></text:p>
      <text:p text:style-name="P3"><text:span text:style-name="T3">Un Seul concept → reduire l’impact écologique et economique des technologies de l’information et de la communication a tout seuil de leur “vie” (fabrication,</text:span><text:a xlink:type="simple" xlink:href="https://fr.wikipedia.org/wiki/Ressources_et_consommation_énergétiques_mondiales" text:style-name="Internet_20_link" text:visited-style-name="Visited_20_Internet_20_Link">consommation d'énergie</text:a><text:span text:style-name="T3">,récupération des déchets, pollution, épuisement des ressources non renouvelables).</text:span></text:p>
      <text:p text:style-name="P1"><text:span text:style-name="T2">→ Informatique E</text:span><text:span text:style-name="T4">coresponsable </text:span></text:p>
      <text:p text:style-name="P1"><text:span text:style-name="T4"/></text:p>
      <text:p text:style-name="P5"><text:span text:style-name="T4">qui et en lien avec l’ingenerie Verte qui corespond a utilisé les energie renouvelable dans l’informatique et les technologie : exemple des papiers recyclés pour l’imprimerie, des bâtiments intelligents ,du biocarburant → Savoir Vert</text:span></text:p>
      <text:p text:style-name="P1"><text:span text:style-name="T3"/></text:p>
      <text:p text:style-name="P1"><text:span text:style-name="T3"/></text:p>
      <text:p text:style-name="P6"><text:span text:style-name="T2">Consomation Energetique(ordinateur , data , center ,reseau) : </text:span></text:p>
      <text:p text:style-name="P6"><text:span text:style-name="T2">10% de l’electicité mondiale</text:span></text:p>
      <text:p text:style-name="P6"><text:span text:style-name="T2">- 30 % des terminaux</text:span></text:p>
      <text:p text:style-name="P6"><text:span text:style-name="T2">- 30% des centre de donné</text:span></text:p>
      <text:p text:style-name="P6"><text:span text:style-name="T2">- 40% de la mise en reseaux </text:span></text:p>
      <text:p text:style-name="P6"><text:span text:style-name="T2"/></text:p>
      <text:p text:style-name="P6"><text:span text:style-name="T2"/></text:p>
      <text:p text:style-name="P6"><text:span text:style-name="T2">Article du journal du CNRS</text:span></text:p>
      <text:p text:style-name="P6"><text:span text:style-name="T2"/></text:p>
      <text:p text:style-name="P6"><text:span text:style-name="T2">-On estime que 2% des émissions de CO2 de l’humanité sont liés aux technologies de l’information et de la communication (TIC),</text:span></text:p>
      <text:p text:style-name="P2"><text:span text:style-name="T2"/></text:p>
      <text:p text:style-name="P1"/>
      <text:p text:style-name="P4">Le saviez vous : </text:p>
      <text:p text:style-name="P6"><text:span text:style-name="T2">-82% des Français possèdent au moin un ordinateur aujourd’hui :</text:span></text:p>
      <text:p text:style-name="P5"><text:span text:style-name="T5">1 - </text:span>La production d'un nouveau Pc consomme<text:span text:style-name="Strong_20_Emphasis"> 250 kilos de pétrole</text:span> et <text:span text:style-name="Strong_20_Emphasis">1 500 litres d’eau!</text:span> </text:p>
      <text:p text:style-name="P5"><text:span text:style-name="T5">2 - </text:span>L’ADEME (ministère de la Transition écologique et solidaire) estime que <text:span text:style-name="Strong_20_Emphasis">1,32 million de tonnes de déchets électriques et électroniques sont générées chaque année en France.</text:span> </text:p>
      <text:p text:style-name="P5"><text:span text:style-name="T5">3 - </text:span>80% de l’énergie utilisée par un ordinateur au cours de sa vie, l’est <text:span text:style-name="Strong_20_Emphasis">au moment de sa fabrication.</text:span> </text:p>
      <text:p text:style-name="P6">4 - <text:span text:style-name="T2">-La fabrication d’un ordinateur a lieu dans la plus grande majorité des cas en Asie et plus précisément en Chine. Là-bas sont assemblés les composants qui forment les ordinateurs que nous utilisons quotidiennement. Ces composants contiennent de nombreux produits chimiques dangereux : cadmium, plomb, béryllium, mercure, chrome hexavalent… Ces éléments sont toxiques et représentent un danger pour la planète et la biodiversité. </text:span></text:p>
      <text:p text:style-name="P6"><text:span text:style-name="T2">5 – le seul fait qu’une entreprise eteigne 10000 pc dans la nuit pendant un an cela ferai une economie de 260000 USD et 1871 tonne d’émisison de CO2</text:span></text:p>
      <text:p text:style-name="P1"/>
      <text:p text:style-name="P1"/>
      <text:p text:style-name="P1"/>
      <text:p text:style-name="P1"/>
      <text:p text:style-name="P1"/>
      <text:p text:style-name="P1"/>
      <text:p text:style-name="P1">Source ; <text:a xlink:type="simple" xlink:href="https://fr.wikipedia.org/wiki/Informatique_durable" text:style-name="Internet_20_link" text:visited-style-name="Visited_20_Internet_20_Link">https://fr.wikipedia.org/wiki/Informatique_durable</text:a></text:p>
      <text:p text:style-name="P4"><text:a xlink:type="simple" xlink:href="https://www.tradediscount.com/informatique-verte" text:style-name="Internet_20_link" text:visited-style-name="Visited_20_Internet_20_Link">https://www.tradediscount.com/informatique-verte</text:a></text:p>
      <text:p text:style-name="P4"><text:a xlink:type="simple" xlink:href="http://www.informatiqueverte.com/" text:style-name="Internet_20_link" text:visited-style-name="Visited_20_Internet_20_Link">http://www.informatiqueverte.com/</text:a></text:p>
      <text:p text:style-name="P6">http://www.envirolex.fr/informatique-vert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9:31:08.075000000</meta:creation-date>
    <dc:date>2019-09-11T22:10:21.656000000</dc:date>
    <meta:editing-duration>PT1H13M15S</meta:editing-duration>
    <meta:editing-cycles>1</meta:editing-cycles>
    <meta:document-statistic meta:table-count="0" meta:image-count="0" meta:object-count="0" meta:page-count="1" meta:paragraph-count="23" meta:word-count="315" meta:character-count="2149" meta:non-whitespace-character-count="1847"/>
    <meta:generator>LibreOffice/5.3.6.1$Windows_x86 LibreOffice_project/686f202eff87ef707079aeb7f485847613344eb7</meta:generator>
  </office:meta>
</office:document-meta>
</file>